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3500000BB80000178B8464FC57EA41119C.wmf" manifest:media-type="image/x-wmf"/>
  <manifest:file-entry manifest:full-path="Pictures/10000201000000F0000000D4BDA95C5B49EA153D.png" manifest:media-type="image/png"/>
  <manifest:file-entry manifest:full-path="Pictures/200000120000086000000EAFAF31D133477B1336.wmf" manifest:media-type="image/x-wmf"/>
  <manifest:file-entry manifest:full-path="Pictures/10000201000003840000025C1BC7BC1EC3C1F91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74cm" svg:height="10.653cm" svg:x="7.09cm" svg:y="5.279cm">
          <draw:image xlink:href="Pictures/10000201000003840000025C1BC7BC1EC3C1F918.png" xlink:type="simple" xlink:show="embed" xlink:actuate="onLoad">
            <text:p/>
          </draw:image>
        </draw:frame>
        <draw:path draw:style-name="gr2" draw:text-style-name="P2" draw:layer="layout" svg:width="11.074cm" svg:height="1.201cm" draw:transform="rotate (-1.89822009446903) translate (17.2000000102682cm 5.50000000348757cm)" svg:viewBox="0 0 11075 1202" svg:d="M0 0c5597 0 11075 1202 11075 1202">
          <text:p/>
        </draw:path>
        <draw:frame draw:style-name="gr3" draw:text-style-name="P2" draw:layer="layout" svg:width="0.293cm" svg:height="0.513cm" svg:x="12.7cm" svg:y="7.087cm">
          <draw:image xlink:href="Pictures/200000120000086000000EAFAF31D133477B1336.wmf" xlink:type="simple" xlink:show="embed" xlink:actuate="onLoad">
            <text:p/>
          </draw:image>
        </draw:frame>
        <draw:frame draw:style-name="gr3" draw:text-style-name="P2" draw:layer="layout" svg:width="0.293cm" svg:height="0.513cm" svg:x="10.6cm" svg:y="10.7cm">
          <draw:image xlink:href="Pictures/200000120000086000000EAFAF31D133477B1336.wmf" xlink:type="simple" xlink:show="embed" xlink:actuate="onLoad">
            <text:p/>
          </draw:image>
        </draw:frame>
        <draw:frame draw:style-name="gr3" draw:text-style-name="P2" draw:layer="layout" svg:width="0.293cm" svg:height="0.513cm" svg:x="8.107cm" svg:y="15.187cm">
          <draw:image xlink:href="Pictures/200000120000086000000EAFAF31D133477B1336.wmf" xlink:type="simple" xlink:show="embed" xlink:actuate="onLoad">
            <text:p/>
          </draw:image>
        </draw:frame>
        <draw:frame draw:style-name="gr3" draw:text-style-name="P2" draw:layer="layout" svg:width="0.293cm" svg:height="0.513cm" svg:x="17.579cm" svg:y="8.818cm">
          <draw:image xlink:href="Pictures/200000120000086000000EAFAF31D133477B1336.wmf" xlink:type="simple" xlink:show="embed" xlink:actuate="onLoad">
            <text:p/>
          </draw:image>
        </draw:frame>
        <draw:frame draw:style-name="gr3" draw:text-style-name="P2" draw:layer="layout" svg:width="0.293cm" svg:height="0.513cm" svg:x="16.2cm" svg:y="11.2cm">
          <draw:image xlink:href="Pictures/200000120000086000000EAFAF31D133477B1336.wmf" xlink:type="simple" xlink:show="embed" xlink:actuate="onLoad">
            <text:p/>
          </draw:image>
        </draw:frame>
        <draw:frame draw:style-name="gr3" draw:text-style-name="P2" draw:layer="layout" svg:width="0.293cm" svg:height="0.513cm" svg:x="15cm" svg:y="13.2cm">
          <draw:image xlink:href="Pictures/200000120000086000000EAFAF31D133477B1336.wmf" xlink:type="simple" xlink:show="embed" xlink:actuate="onLoad">
            <text:p/>
          </draw:image>
        </draw:frame>
        <draw:frame draw:style-name="gr3" draw:text-style-name="P2" draw:layer="layout" svg:width="0.293cm" svg:height="0.513cm" svg:x="13.707cm" svg:y="15.3cm">
          <draw:image xlink:href="Pictures/200000120000086000000EAFAF31D133477B1336.wmf" xlink:type="simple" xlink:show="embed" xlink:actuate="onLoad">
            <text:p/>
          </draw:image>
        </draw:frame>
        <draw:frame draw:style-name="gr3" draw:text-style-name="P2" draw:layer="layout" svg:width="2.15cm" svg:height="1.91cm" svg:x="17.684cm" svg:y="10.428cm">
          <draw:image xlink:href="Pictures/10000201000000F0000000D4BDA95C5B49EA153D.png" xlink:type="simple" xlink:show="embed" xlink:actuate="onLoad">
            <text:p/>
          </draw:image>
        </draw:frame>
        <draw:frame draw:style-name="gr4" draw:text-style-name="P4" draw:layer="layout" svg:width="4cm" svg:height="1.987cm" svg:x="18.9cm" svg:y="6.8cm">
          <draw:text-box>
            <text:p text:style-name="P3"><text:span text:style-name="T1">Wettstein-strasse</text:span></text:p>
          </draw:text-box>
        </draw:frame>
        <draw:frame draw:style-name="gr4" draw:text-style-name="P4" draw:layer="layout" svg:width="4cm" svg:height="1.987cm" svg:x="16.2cm" svg:y="13.9cm">
          <draw:text-box>
            <text:p text:style-name="P3"><text:span text:style-name="T1">Wettstein-brücke</text:span></text:p>
          </draw:text-box>
        </draw:frame>
        <draw:frame draw:style-name="gr3" draw:text-style-name="P2" draw:layer="layout" svg:width="0.69cm" svg:height="1.4cm" svg:x="12.31cm" svg:y="5.5cm">
          <draw:image xlink:href="Pictures/2000003500000BB80000178B8464FC57EA41119C.wmf" xlink:type="simple" xlink:show="embed" xlink:actuate="onLoad">
            <text:p/>
          </draw:image>
        </draw:frame>
        <draw:frame draw:style-name="gr3" draw:text-style-name="P2" draw:layer="layout" svg:width="0.293cm" svg:height="0.513cm" svg:x="18.2cm" svg:y="7.4cm">
          <draw:image xlink:href="Pictures/200000120000086000000EAFAF31D133477B1336.wmf" xlink:type="simple" xlink:show="embed" xlink:actuate="onLoad">
            <text:p/>
          </draw:image>
        </draw:frame>
        <draw:frame draw:style-name="gr3" draw:text-style-name="P2" draw:layer="layout" svg:width="0.293cm" svg:height="0.513cm" svg:x="18.9cm" svg:y="6.3cm">
          <draw:image xlink:href="Pictures/200000120000086000000EAFAF31D133477B1336.wmf" xlink:type="simple" xlink:show="embed" xlink:actuate="onLoad">
            <text:p/>
          </draw:image>
        </draw:frame>
        <draw:frame draw:style-name="gr3" draw:text-style-name="P2" draw:layer="layout" svg:width="0.293cm" svg:height="0.513cm" svg:x="19.407cm" svg:y="5.3cm">
          <draw:image xlink:href="Pictures/200000120000086000000EAFAF31D133477B1336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07:12:40.373583094</meta:creation-date>
    <dc:date>2018-10-02T19:06:06.118950928</dc:date>
    <meta:editing-duration>PT14M6S</meta:editing-duration>
    <meta:editing-cycles>2</meta:editing-cycles>
    <meta:generator>LibreOffice/5.4.5.1$MacOSX_X86_64 LibreOffice_project/79c9829dd5d8054ec39a82dc51cd9eff340dbee8</meta:generator>
    <meta:document-statistic meta:object-count="16"/>
  </office:meta>
</office:document-meta>
</file>